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2177816611518628657"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7014463037175165262"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3089609103138083459"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7306774741294695490"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4435535241990718"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8560000597990298274"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5198051308076736105"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591684718882509807"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6569204" text:continue-list="list5198051308076736105"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89079708444135895"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57695"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51860"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6558679" text:continue-numbering="true" text:style-name="L9">
        <text:list-item>
          <text:list>
            <text:list-header>
              <text:p text:style-name="P169">Warm down: <text:span text:style-name="T2">0.25 mile jog home</text:span></text:p>
              <text:p text:style-name="P170"/>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6556253"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67919"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5037557885764637684"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5879786701114835398"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321360375599329857"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57367" text:continue-numbering="true" text:style-name="L12">
        <text:list-item>
          <text:list>
            <text:list-header>
              <text:p text:style-name="P174">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364991472748828868"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928309640767160274"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557593281896125187" text:style-name="L15">
        <text:list-item>
          <text:list>
            <text:list-header>
              <text:p text:style-name="P155">1.5 miles averaging about 9:40/mile and rest 1 min</text:p>
            </text:list-header>
          </text:list>
        </text:list-item>
      </text:list>
      <text:p text:style-name="P23">1 mile in 8:26 and rest 2 min</text:p>
      <text:list xml:id="list6722102161068981289"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901787890529392474"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50863"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4669385811975255300"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370529969981417148"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8117851346661626626"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6564697" text:continue-list="list5370529969981417148" text:style-name="L19">
        <text:list-item>
          <text:list>
            <text:list-header>
              <text:p text:style-name="P159">(Pace*HR)=1240</text:p>
            </text:list-header>
          </text:list>
        </text:list-item>
      </text:list>
      <text:list xml:id="list36558632" text:continue-list="list4669385811975255300" text:style-name="L18">
        <text:list-item>
          <text:list>
            <text:list-header>
              <text:p text:style-name="P158">2 miles at 10:46/mile Ave HR= 121 bpm and rest a few minutes</text:p>
            </text:list-header>
          </text:list>
        </text:list-item>
      </text:list>
      <text:list xml:id="list36563104" text:continue-list="list36564697" text:style-name="L19">
        <text:list-item>
          <text:list>
            <text:list-header>
              <text:p text:style-name="P159">(Pace*HR)=1300</text:p>
              <text:p text:style-name="P159"/>
            </text:list-header>
          </text:list>
        </text:list-item>
      </text:list>
      <text:p text:style-name="P23">Fri May 20, 2022 <text:span text:style-name="T1">6.25 miles</text:span></text:p>
      <text:p text:style-name="P23">1 miles in 11:02/miles Ave HR= 134 bpm and rest a few minutes</text:p>
      <text:list xml:id="list36558846"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363039346641399455"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421855632648676085"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848465509570251606"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305342540326708577" text:style-name="L24">
        <text:list-item>
          <text:p text:style-name="P173">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n: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882376908585528586"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359689027609054128"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11T16:32:21.56</dc:date>
    <dc:creator>James Lombardi</dc:creator>
    <meta:editing-duration>P17DT9H48M52S</meta:editing-duration>
    <meta:editing-cycles>1315</meta:editing-cycles>
    <meta:generator>OpenOffice/4.1.2$Win32 OpenOffice.org_project/412m3$Build-9782</meta:generator>
    <meta:document-statistic meta:table-count="0" meta:image-count="9" meta:object-count="0" meta:page-count="139" meta:paragraph-count="3947" meta:word-count="43126" meta:character-count="221842"/>
  </office:meta>
</office:document-meta>
</file>